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cm" fo:min-width="6.1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cm" fo:min-width="2.7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5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41cm" fo:min-width="0.9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8cm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.819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1.118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2cm" fo:min-width="2.492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1cm" fo:min-width="2.4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4cm"/>
    </style:style>
    <style:style style:name="gr1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92cm"/>
    </style:style>
    <style:style style:name="gr21" style:family="graphic" style:parent-style-name="standard">
      <style:graphic-properties draw:stroke="none" svg:stroke-color="#000000" draw:fill="none" draw:fill-color="#ffffff" fo:min-height="1.1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4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1cm" fo:min-width="4.961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973cm" fo:min-width="5.469cm"/>
    </style:style>
    <style:style style:name="gr25" style:family="graphic" style:parent-style-name="standard">
      <style:graphic-properties draw:textarea-horizontal-align="justify" draw:textarea-vertical-align="middle" draw:auto-grow-height="false" fo:min-height="0.817cm" fo:min-width="3.066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9" style:family="graphic" style:parent-style-name="standard">
      <style:graphic-properties draw:stroke="none" svg:stroke-color="#000000" draw:fill="none" draw:fill-color="#ffffff" fo:min-height="0.9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2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2.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6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53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531cm"/>
    </style:style>
    <style:style style:name="gr37" style:family="graphic" style:parent-style-name="standard">
      <style:graphic-properties draw:stroke="none" draw:marker-end="Arrow" draw:fill="none" fo:min-height="2.13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05cm" svg:y1="5.572cm" svg:x2="22.082cm" svg:y2="5.572cm">
          <text:p/>
        </draw:line>
        <draw:line draw:style-name="gr1" draw:text-style-name="P1" draw:layer="layout" svg:x1="19.923cm" svg:y1="7.477cm" svg:x2="21.955cm" svg:y2="7.477cm">
          <text:p/>
        </draw:line>
        <draw:frame draw:style-name="gr2" draw:layer="layout" svg:width="6.604cm" svg:height="5.61cm" svg:x="22.082cm" svg:y="4.81cm">
          <draw:text-box>
            <text:p><text:span text:style-name="T1">cnt_up</text:span></text:p>
            <text:p><text:span text:style-name="T1">Clear</text:span></text:p>
            <text:p><text:span text:style-name="T1">Modwait</text:span></text:p>
            <text:p><text:span text:style-name="T1">Op[2:0]</text:span></text:p>
            <text:p><text:span text:style-name="T1">Src1[3:0]</text:span></text:p>
            <text:p><text:span text:style-name="T1">Src2[3:0]</text:span></text:p>
            <text:p><text:span text:style-name="T1">Dest[3:0]</text:span></text:p>
            <text:p><text:span text:style-name="T1">err</text:span></text:p>
            <text:p/>
          </draw:text-box>
        </draw:frame>
        <draw:frame draw:style-name="gr3" draw:layer="layout" svg:width="3.292cm" svg:height="3.72cm" svg:x="2.397cm" svg:y="5.154cm">
          <draw:text-box>
            <text:p><text:span text:style-name="T1">lc</text:span></text:p>
            <text:p><text:span text:style-name="T1"/></text:p>
            <text:p><text:span text:style-name="T1">overflow</text:span></text:p>
            <text:p><text:span text:style-name="T1"/></text:p>
            <text:p><text:span text:style-name="T1"/></text:p>
            <text:p><text:span text:style-name="T1">dr</text:span></text:p>
            <text:p><text:span text:style-name="T1"/></text:p>
            <text:p/>
          </draw:text-box>
        </draw:frame>
        <draw:frame draw:style-name="gr4" draw:layer="layout" svg:width="8.652cm" svg:height="1.673cm" svg:x="1.762cm" svg:y="1.615cm">
          <draw:text-box>
            <text:p><text:s/>Controller RTL DIAGRAM</text:p>
            <text:p/>
          </draw:text-box>
        </draw:frame>
        <draw:g>
          <draw:g>
            <draw:custom-shape draw:style-name="gr5" draw:text-style-name="P1" draw:layer="layout" svg:width="1.496cm" svg:height="2.991cm" svg:x="12.153cm" svg:y="5.112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6" draw:text-style-name="P2" draw:layer="layout" svg:width="0.95cm" svg:height="0.854cm" svg:x="11.951cm" svg:y="5.305cm">
              <draw:text-box>
                <text:p><text:span text:style-name="T2">D</text:span></text:p>
              </draw:text-box>
            </draw:frame>
            <draw:frame draw:style-name="gr7" draw:text-style-name="P2" draw:layer="layout" svg:width="0.98cm" svg:height="0.854cm" svg:x="12.848cm" svg:y="5.305cm">
              <draw:text-box>
                <text:p><text:span text:style-name="T2">Q</text:span></text:p>
              </draw:text-box>
            </draw:frame>
            <draw:line draw:style-name="gr8" draw:text-style-name="P1" draw:layer="layout" svg:x1="12.153cm" svg:y1="7.355cm" svg:x2="12.303cm" svg:y2="7.505cm">
              <text:p/>
            </draw:line>
            <draw:line draw:style-name="gr8" draw:text-style-name="P1" draw:layer="layout" svg:x1="12.153cm" svg:y1="7.655cm" svg:x2="12.303cm" svg:y2="7.505cm">
              <text:p/>
            </draw:line>
            <draw:line draw:style-name="gr8" draw:text-style-name="P1" draw:layer="layout" svg:x1="11.256cm" svg:y1="7.505cm" svg:x2="12.154cm" svg:y2="7.505cm">
              <text:p/>
            </draw:line>
            <draw:line draw:style-name="gr9" draw:text-style-name="P1" draw:layer="layout" svg:x1="12.004cm" svg:y1="7.804cm" svg:x2="12.004cm" svg:y2="7.056cm">
              <text:p/>
            </draw:line>
            <draw:frame draw:style-name="gr10" draw:text-style-name="P2" draw:layer="layout" svg:width="1.319cm" svg:height="0.898cm" svg:x="10.575cm" svg:y="6.607cm">
              <draw:text-box>
                <text:p><text:span text:style-name="T2">Clk</text:span></text:p>
              </draw:text-box>
            </draw:frame>
            <draw:custom-shape draw:style-name="gr11" draw:text-style-name="P1" draw:layer="layout" svg:width="0.3cm" svg:height="0.3cm" svg:x="12.452cm" svg:y="8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602cm" svg:y1="8.403cm" svg:x2="12.602cm" svg:y2="8.702cm">
              <text:p/>
            </draw:line>
            <draw:frame draw:style-name="gr12" draw:text-style-name="P2" draw:layer="layout" svg:width="1.618cm" svg:height="0.898cm" svg:x="12.48cm" svg:y="8.103cm">
              <draw:text-box>
                <text:p><text:span text:style-name="T2">nRst</text:span></text:p>
              </draw:text-box>
            </draw:frame>
          </draw:g>
          <draw:custom-shape draw:style-name="gr13" draw:text-style-name="P1" draw:layer="layout" svg:width="2.992cm" svg:height="3.142cm" svg:x="6.029cm" svg:y="5.003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992cm" svg:height="3.141cm" svg:x="16.772cm" svg:y="5.121cm">
            <text:p text:style-name="P1">Output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3.633cm" svg:y1="5.755cm" svg:x2="16.787cm" svg:y2="5.751cm">
            <text:p/>
          </draw:line>
          <draw:line draw:style-name="gr8" draw:text-style-name="P1" draw:layer="layout" svg:x1="15.754cm" svg:y1="6.019cm" svg:x2="15.454cm" svg:y2="5.421cm">
            <text:p/>
          </draw:line>
          <draw:frame draw:style-name="gr15" draw:text-style-name="P3" draw:layer="layout" svg:width="1.603cm" svg:height="0.76cm" draw:transform="rotate (1.57271618897209) translate (15.454cm 5.888cm)">
            <draw:text-box>
              <text:p><text:span text:style-name="T1">N-4:0</text:span></text:p>
            </draw:text-box>
          </draw:frame>
          <draw:line draw:style-name="gr8" draw:text-style-name="P1" draw:layer="layout" svg:x1="15.754cm" svg:y1="6.019cm" svg:x2="15.454cm" svg:y2="5.421cm">
            <text:p/>
          </draw:line>
          <draw:line draw:style-name="gr1" draw:text-style-name="P1" draw:layer="layout" svg:x1="9.008cm" svg:y1="5.694cm" svg:x2="12.162cm" svg:y2="5.69cm">
            <text:p/>
          </draw:line>
          <draw:line draw:style-name="gr8" draw:text-style-name="P1" draw:layer="layout" svg:x1="11.116cm" svg:y1="5.991cm" svg:x2="10.816cm" svg:y2="5.393cm">
            <text:p/>
          </draw:line>
          <draw:frame draw:style-name="gr16" draw:text-style-name="P3" draw:layer="layout" svg:width="1.604cm" svg:height="0.76cm" draw:transform="rotate (1.57201805727129) translate (10.816cm 5.86cm)">
            <draw:text-box>
              <text:p><text:span text:style-name="T1">N-4:0</text:span></text:p>
            </draw:text-box>
          </draw:frame>
          <draw:line draw:style-name="gr8" draw:text-style-name="P1" draw:layer="layout" svg:x1="11.116cm" svg:y1="5.991cm" svg:x2="10.816cm" svg:y2="5.393cm">
            <text:p/>
          </draw:line>
          <draw:custom-shape draw:style-name="gr17" draw:text-style-name="P1" draw:layer="layout" svg:width="0.299cm" svg:height="0.299cm" svg:x="14.394cm" svg:y="5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4.543cm" svg:y1="5.751cm" svg:x2="14.543cm" svg:y2="3.956cm">
            <text:p text:style-name="P1"/>
            <text:p text:style-name="P1"/>
            <text:p text:style-name="P1"/>
          </draw:line>
          <draw:line draw:style-name="gr19" draw:text-style-name="P1" draw:layer="layout" svg:x1="7.662cm" svg:y1="3.956cm" svg:x2="14.543cm" svg:y2="3.956cm">
            <text:p/>
          </draw:line>
          <draw:line draw:style-name="gr1" draw:text-style-name="P1" draw:layer="layout" svg:x1="7.662cm" svg:y1="3.956cm" svg:x2="7.664cm" svg:y2="5.026cm">
            <text:p/>
          </draw:line>
          <draw:frame draw:style-name="gr20" draw:text-style-name="P2" draw:layer="layout" svg:width="1.943cm" svg:height="1.042cm" svg:x="13.765cm" svg:y="5.715cm">
            <draw:text-box>
              <text:p><text:span text:style-name="T2">state</text:span></text:p>
            </draw:text-box>
          </draw:frame>
          <draw:frame draw:style-name="gr21" draw:text-style-name="P2" draw:layer="layout" svg:width="1.944cm" svg:height="1.413cm" svg:x="9.106cm" svg:y="5.481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1" draw:text-style-name="P1" draw:layer="layout" svg:x1="4.072cm" svg:y1="6.35cm" svg:x2="6.017cm" svg:y2="6.35cm">
            <text:p/>
          </draw:line>
          <draw:line draw:style-name="gr1" draw:text-style-name="P1" draw:layer="layout" svg:x1="19.8cm" svg:y1="6.651cm" svg:x2="21.574cm" svg:y2="6.651cm">
            <text:p/>
          </draw:line>
        </draw:g>
        <draw:frame draw:style-name="gr22" draw:layer="layout" svg:width="11.649cm" svg:height="1.673cm" svg:x="1.508cm" svg:y="10.249cm">
          <draw:text-box>
            <text:p><text:s/>Magnitude RTL DIAGRAM</text:p>
            <text:p/>
          </draw:text-box>
        </draw:frame>
        <draw:custom-shape draw:style-name="gr23" draw:text-style-name="P1" draw:layer="layout" svg:width="5.461cm" svg:height="6.35cm" svg:x="5.318cm" svg:y="12.049cm">
          <text:p text:style-name="P1">Input</text:p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969cm" svg:height="6.223cm" svg:x="12.811cm" svg:y="12.176cm">
          <text:p text:style-name="P1">Outreg_data</text:p>
          <text:p text:style-name="P1">(2s complement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05cm" svg:y1="5.953cm" svg:x2="22.082cm" svg:y2="5.953cm">
          <text:p/>
        </draw:line>
        <draw:line draw:style-name="gr1" draw:text-style-name="P1" draw:layer="layout" svg:x1="19.796cm" svg:y1="7.096cm" svg:x2="21.828cm" svg:y2="7.096cm">
          <text:p/>
        </draw:line>
        <draw:line draw:style-name="gr1" draw:text-style-name="P1" draw:layer="layout" svg:x1="19.923cm" svg:y1="6.334cm" svg:x2="21.955cm" svg:y2="6.334cm">
          <text:p/>
        </draw:line>
        <draw:line draw:style-name="gr1" draw:text-style-name="P1" draw:layer="layout" svg:x1="19.923cm" svg:y1="5.064cm" svg:x2="21.955cm" svg:y2="5.064cm">
          <text:p/>
        </draw:line>
        <draw:line draw:style-name="gr1" draw:text-style-name="P1" draw:layer="layout" svg:x1="20.05cm" svg:y1="7.985cm" svg:x2="22.082cm" svg:y2="7.985cm">
          <text:p/>
        </draw:line>
        <draw:line draw:style-name="gr1" draw:text-style-name="P1" draw:layer="layout" svg:x1="3.921cm" svg:y1="7.477cm" svg:x2="5.953cm" svg:y2="7.477cm">
          <text:p/>
        </draw:line>
        <draw:line draw:style-name="gr1" draw:text-style-name="P1" draw:layer="layout" svg:x1="4.048cm" svg:y1="5.318cm" svg:x2="6.08cm" svg:y2="5.318cm">
          <text:p/>
        </draw:line>
        <draw:line draw:style-name="gr1" draw:text-style-name="P1" draw:layer="layout" svg:x1="3.159cm" svg:y1="15.097cm" svg:x2="5.191cm" svg:y2="15.097cm">
          <text:p/>
        </draw:line>
        <draw:line draw:style-name="gr1" draw:text-style-name="P1" draw:layer="layout" svg:x1="10.779cm" svg:y1="15.224cm" svg:x2="12.811cm" svg:y2="15.224cm">
          <text:p/>
        </draw:line>
        <draw:line draw:style-name="gr1" draw:text-style-name="P1" draw:layer="layout" svg:x1="18.907cm" svg:y1="15.351cm" svg:x2="20.939cm" svg:y2="15.351cm">
          <text:p/>
        </draw:line>
        <draw:frame draw:style-name="gr3" draw:layer="layout" svg:width="3.292cm" svg:height="3.72cm" svg:x="10.916cm" svg:y="14.552cm">
          <draw:text-box>
            <text:p><text:span text:style-name="T1">[16:0]</text:span></text:p>
            <text:p><text:span text:style-name="T1"/></text:p>
            <text:p/>
          </draw:text-box>
        </draw:frame>
        <draw:frame draw:style-name="gr3" draw:layer="layout" svg:width="3.292cm" svg:height="3.72cm" svg:x="2.524cm" svg:y="14.462cm">
          <draw:text-box>
            <text:p><text:span text:style-name="T1">In <text:s text:c="5"/>[16:0]</text:span></text:p>
            <text:p><text:span text:style-name="T1"/></text:p>
            <text:p/>
          </draw:text-box>
        </draw:frame>
        <draw:frame draw:style-name="gr3" draw:layer="layout" svg:width="3.292cm" svg:height="3.72cm" svg:x="19.171cm" svg:y="14.716cm">
          <draw:text-box>
            <text:p><text:span text:style-name="T1">[15:0]</text:span></text:p>
            <text:p><text:span text:style-name="T1"/></text:p>
            <text:p/>
          </draw:text-box>
        </draw:frame>
        <draw:frame draw:style-name="gr3" draw:layer="layout" svg:width="3.292cm" svg:height="3.72cm" svg:x="25.638cm" svg:y="14.97cm">
          <draw:text-box>
            <text:p><text:span text:style-name="T1">out</text:span></text:p>
            <text:p><text:span text:style-name="T1"/></text:p>
            <text:p/>
          </draw:text-box>
        </draw:frame>
        <draw:custom-shape draw:style-name="gr25" draw:text-style-name="P1" draw:layer="layout" svg:width="6.366cm" svg:height="1.905cm" draw:transform="rotate (-1.5707963267949) translate (22.97cm 12.43cm)">
          <text:p/>
          <draw:enhanced-geometry svg:viewBox="0 0 21600 21600" draw:glue-points="?f6 10800 10800 21600 ?f5 10800 10800 0" draw:text-areas="?f3 ?f3 ?f4 ?f4" draw:mirror-vertical="true" draw:mirror-horizontal="true" draw:type="trapezoid" draw:modifiers="5685.817496466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23.606cm" svg:y1="15.351cm" svg:x2="25.638cm" svg:y2="15.351cm">
          <text:p/>
        </draw:line>
        <draw:frame draw:style-name="gr3" draw:layer="layout" svg:width="3.292cm" svg:height="3.72cm" svg:x="23.489cm" svg:y="14.806cm">
          <draw:text-box>
            <text:p><text:span text:style-name="T1">[15:0]</text:span></text:p>
            <text:p><text:span text:style-name="T1"/></text:p>
            <text:p/>
          </draw:text-box>
        </draw:frame>
        <draw:line draw:style-name="gr26" draw:text-style-name="P1" draw:layer="layout" svg:x1="22.082cm" svg:y1="11.668cm" svg:x2="22.082cm" svg:y2="13.319cm">
          <text:p/>
        </draw:line>
        <draw:frame draw:style-name="gr3" draw:layer="layout" svg:width="3.292cm" svg:height="3.72cm" svg:x="21.711cm" svg:y="10.996cm">
          <draw:text-box>
            <text:p><text:span text:style-name="T1">MSB of in</text:span></text:p>
            <text:p><text:span text:style-name="T1"/></text:p>
            <text:p/>
          </draw:text-box>
        </draw:frame>
        <draw:line draw:style-name="gr26" draw:text-style-name="P4" draw:layer="layout" svg:x1="10.779cm" svg:y1="13.192cm" svg:x2="11.668cm" svg:y2="13.192cm">
          <text:p/>
        </draw:line>
        <draw:line draw:style-name="gr26" draw:text-style-name="P4" draw:layer="layout" svg:x1="11.668cm" svg:y1="13.192cm" svg:x2="11.668cm" svg:y2="10.906cm">
          <text:p/>
        </draw:line>
        <draw:line draw:style-name="gr26" draw:text-style-name="P4" draw:layer="layout" svg:x1="11.668cm" svg:y1="10.906cm" svg:x2="19.542cm" svg:y2="10.906cm">
          <text:p/>
        </draw:line>
        <draw:line draw:style-name="gr26" draw:text-style-name="P4" draw:layer="layout" svg:x1="19.542cm" svg:y1="10.906cm" svg:x2="19.542cm" svg:y2="13.319cm">
          <text:p/>
        </draw:line>
        <draw:line draw:style-name="gr27" draw:text-style-name="P4" draw:layer="layout" svg:x1="19.542cm" svg:y1="13.319cm" svg:x2="20.939cm" svg:y2="13.319cm">
          <text:p/>
        </draw:line>
        <draw:frame draw:style-name="gr3" draw:layer="layout" svg:width="3.292cm" svg:height="3.72cm" svg:x="14.97cm" svg:y="10.271cm">
          <draw:text-box>
            <text:p><text:span text:style-name="T1">[15:0]</text:span></text:p>
            <text:p><text:span text:style-name="T1"/></text:p>
            <text:p/>
          </draw:text-box>
        </draw:frame>
      </draw:page>
      <draw:page draw:name="page2" draw:style-name="dp1" draw:master-page-name="Default">
        <draw:custom-shape draw:style-name="gr28" draw:text-style-name="P1" draw:layer="layout" svg:width="3.048cm" svg:height="3.048cm" svg:x="12.684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6" draw:text-style-name="P1" draw:layer="layout" svg:x1="8.239cm" svg:y1="6.679cm" svg:x2="9.001cm" svg:y2="7.332cm">
            <text:p/>
          </draw:line>
          <draw:line draw:style-name="gr26" draw:text-style-name="P1" draw:layer="layout" svg:x1="8.493cm" svg:y1="7.332cm" svg:x2="9.001cm" svg:y2="7.332cm">
            <text:p/>
          </draw:line>
          <draw:line draw:style-name="gr27" draw:text-style-name="P1" draw:layer="layout" svg:x1="8.493cm" svg:y1="7.332cm" svg:x2="9.128cm" svg:y2="7.985cm">
            <text:p/>
          </draw:line>
          <draw:frame draw:style-name="gr29" draw:text-style-name="P2" draw:layer="layout" svg:width="1.524cm" svg:height="1.199cm" svg:x="7.096cm" svg:y="6.465cm">
            <draw:text-box>
              <text:p><text:span text:style-name="T2">nRst</text:span></text:p>
            </draw:text-box>
          </draw:frame>
        </draw:g>
        <draw:custom-shape draw:style-name="gr28" draw:text-style-name="P1" draw:layer="layout" svg:width="3.048cm" svg:height="3.048cm" svg:x="22.84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048cm" svg:height="3.048cm" svg:x="17.256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048cm" svg:height="3.048cm" svg:x="8.6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048cm" svg:height="3.048cm" svg:x="8.49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layer="layout" svg:width="2.424cm" svg:height="1.673cm" svg:x="8.863cm" svg:y="16.091cm">
          <draw:text-box>
            <text:p><text:s text:c="2"/>WAIT</text:p>
          </draw:text-box>
        </draw:frame>
        <draw:frame draw:style-name="gr31" draw:layer="layout" svg:width="3.44cm" svg:height="1.91cm" svg:x="22.706cm" svg:y="8.874cm">
          <draw:text-box>
            <text:p><text:s text:c="3"/><text:span text:style-name="T3">START</text:span></text:p>
            <text:p><text:span text:style-name="T2">enable_timer=1</text:span></text:p>
            <text:p><text:span text:style-name="T2"/></text:p>
          </draw:text-box>
        </draw:frame>
        <draw:frame draw:style-name="gr32" draw:layer="layout" svg:width="3.161cm" svg:height="1.673cm" svg:x="17.256cm" svg:y="15.859cm">
          <draw:text-box>
            <text:p><text:s text:c="5"/><text:span text:style-name="T3">STOP</text:span></text:p>
            <text:p><text:span text:style-name="T2">sbc_enable=1</text:span></text:p>
          </draw:text-box>
        </draw:frame>
        <draw:frame draw:style-name="gr33" draw:text-style-name="P5" draw:layer="layout" svg:width="3.106cm" svg:height="1.673cm" svg:x="12.684cm" svg:y="12.049cm">
          <draw:text-box>
            <text:p><text:span text:style-name="T3"><text:s text:c="5"/></text:span><text:span text:style-name="T3">LOAD</text:span></text:p>
            <text:p><text:span text:style-name="T2">load_buffer=1</text:span></text:p>
          </draw:text-box>
        </draw:frame>
        <draw:line draw:style-name="gr1" draw:text-style-name="P1" draw:layer="layout" svg:x1="12.811cm" svg:y1="11.795cm" svg:x2="11.033cm" svg:y2="10.652cm">
          <text:p/>
        </draw:line>
        <draw:line draw:style-name="gr1" draw:text-style-name="P1" draw:layer="layout" svg:x1="23.225cm" svg:y1="11.414cm" svg:x2="20.05cm" svg:y2="14.843cm">
          <text:p/>
        </draw:line>
        <draw:line draw:style-name="gr1" draw:text-style-name="P1" draw:layer="layout" svg:x1="12.811cm" svg:y1="9.382cm" svg:x2="15.478cm" svg:y2="9.382cm">
          <text:p/>
        </draw:line>
        <draw:line draw:style-name="gr1" draw:text-style-name="P1" draw:layer="layout" svg:x1="15.351cm" svg:y1="16.748cm" svg:x2="13.319cm" svg:y2="16.748cm">
          <text:p/>
        </draw:line>
        <draw:line draw:style-name="gr1" draw:text-style-name="P1" draw:layer="layout" svg:x1="10.906cm" svg:y1="14.97cm" svg:x2="12.684cm" svg:y2="13.7cm">
          <text:p/>
        </draw:line>
        <draw:line draw:style-name="gr1" draw:text-style-name="P1" draw:layer="layout" svg:x1="10.017cm" svg:y1="13.7cm" svg:x2="10.017cm" svg:y2="11.95cm">
          <text:p/>
        </draw:line>
        <draw:frame draw:style-name="gr34" draw:layer="layout" svg:width="2.268cm" svg:height="1.673cm" svg:x="8.765cm" svg:y="8.874cm">
          <draw:text-box>
            <text:p><text:s text:c="2"/>IDLE</text:p>
            <text:p/>
          </draw:text-box>
        </draw:frame>
        <draw:frame draw:style-name="gr2" draw:layer="layout" svg:width="6.604cm" svg:height="5.61cm" svg:x="19.288cm" svg:y="1.994cm">
          <draw:text-box>
            <text:p><text:span text:style-name="T3"><text:s text:c="7"/></text:span><text:span text:style-name="T3">INPUT LEGEND</text:span></text:p>
            <text:p><text:span text:style-name="T3"><text:s text:c="3"/></text:span></text:p>
            <text:p><text:span text:style-name="T3"><text:s text:c="3"/></text:span><text:span text:style-name="T3">start_bit_detected=1 → 0</text:span></text:p>
            <text:p><text:span text:style-name="T3"><text:s text:c="3"/></text:span><text:span text:style-name="T3">packet_done=1 <text:s text:c="8"/>→ 1</text:span></text:p>
            <text:p><text:span text:style-name="T3"><text:s text:c="3"/></text:span><text:span text:style-name="T3">framing_error=1 <text:s text:c="7"/>→ 2</text:span></text:p>
            <text:p><text:span text:style-name="T3"><text:s text:c="3"/></text:span><text:span text:style-name="T3">framing_error=0 <text:s text:c="7"/>→ 3</text:span></text:p>
            <text:p><text:span text:style-name="T3"><text:s text:c="3"/></text:span></text:p>
            <text:p/>
          </draw:text-box>
        </draw:frame>
        <draw:frame draw:style-name="gr2" draw:layer="layout" svg:width="6.604cm" svg:height="5.61cm" svg:x="1.508cm" svg:y="14.44cm">
          <draw:text-box>
            <text:p><text:span text:style-name="T3"><text:s text:c="3"/></text:span><text:span text:style-name="T3">DEFAULT OUTPUTS</text:span></text:p>
            <text:p><text:span text:style-name="T3"><text:s text:c="3"/></text:span></text:p>
            <text:p><text:span text:style-name="T3"><text:s text:c="3"/></text:span><text:span text:style-name="T3">sbc_clear = 0</text:span></text:p>
            <text:p><text:span text:style-name="T3"><text:s text:c="3"/></text:span><text:span text:style-name="T3">sbc_enable = 0</text:span></text:p>
            <text:p><text:span text:style-name="T3"><text:s text:c="3"/></text:span><text:span text:style-name="T3">load_buffer = 0</text:span></text:p>
            <text:p><text:span text:style-name="T3"><text:s text:c="3"/></text:span><text:span text:style-name="T3">enable_timer = 0</text:span></text:p>
            <text:p/>
          </draw:text-box>
        </draw:frame>
        <draw:frame draw:style-name="gr35" draw:layer="layout" svg:width="1.031cm" svg:height="1.673cm" svg:x="13.319cm" svg:y="8.471cm">
          <draw:text-box>
            <text:p><text:s/>0</text:p>
            <text:p/>
          </draw:text-box>
        </draw:frame>
        <draw:frame draw:style-name="gr36" draw:layer="layout" svg:width="1.031cm" svg:height="1.778cm" svg:x="20.924cm" svg:y="12.176cm">
          <draw:text-box>
            <text:p><text:s/>1</text:p>
            <text:p/>
          </draw:text-box>
        </draw:frame>
        <draw:frame draw:style-name="gr35" draw:layer="layout" svg:width="1.031cm" svg:height="1.673cm" svg:x="9.113cm" svg:y="12.535cm">
          <draw:text-box>
            <text:p><text:s/>2</text:p>
            <text:p/>
          </draw:text-box>
        </draw:frame>
        <draw:frame draw:style-name="gr35" draw:layer="layout" svg:width="1.031cm" svg:height="1.673cm" svg:x="10.906cm" svg:y="13.551cm">
          <draw:text-box>
            <text:p><text:s/>3</text:p>
            <text:p/>
          </draw:text-box>
        </draw:frame>
        <draw:frame draw:style-name="gr4" draw:layer="layout" svg:width="8.652cm" svg:height="1.673cm" svg:x="1.762cm" svg:y="1.614cm">
          <draw:text-box>
            <text:p><text:s/>RCU STATE DIAGRAM</text:p>
            <text:p/>
          </draw:text-box>
        </draw:frame>
        <draw:custom-shape draw:style-name="gr28" draw:text-style-name="P1" draw:layer="layout" svg:width="3.048cm" svg:height="3.048cm" svg:x="16.74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layer="layout" svg:width="3.048cm" svg:height="2.384cm" svg:x="17.002cm" svg:y="8.747cm">
          <draw:text-box>
            <text:p><text:s/><text:span text:style-name="T2">CLEAR</text:span></text:p>
            <text:p><text:span text:style-name="T2">sbc_clear=1</text:span></text:p>
          </draw:text-box>
        </draw:frame>
        <draw:line draw:style-name="gr1" draw:text-style-name="P1" draw:layer="layout" svg:x1="20.05cm" svg:y1="9.763cm" svg:x2="22.082cm" svg:y2="9.763cm">
          <text:p/>
        </draw:line>
        <officeooo:annotation svg:x="0cm" svg:y="0cm">
          <dc:creator>Mentor Graphics</dc:creator>
          <dc:date>2017-02-02T20:11:41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09T19:25:16.102355939</dc:date>
    <meta:editing-duration>PT9H59M49S</meta:editing-duration>
    <meta:editing-cycles>40</meta:editing-cycles>
    <meta:generator>LibreOffice/4.3.7.2$Linux_X86_64 LibreOffice_project/430$Build-2</meta:generator>
    <dc:creator>Mentor Graphics</dc:creator>
    <meta:document-statistic meta:object-count="95"/>
  </office:meta>
</office:document-meta>
</file>